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solid" svg:stroke-width="0.353cm" svg:stroke-color="#000000" draw:marker-end="Arrowheads_20_9" draw:marker-end-width="1.059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1c1c1c"/>
    </style:style>
    <style:style style:name="gr2" style:family="graphic" style:parent-style-name="standard">
      <style:graphic-properties draw:stroke="solid" svg:stroke-width="0.071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3" style:family="graphic" style:parent-style-name="standard">
      <style:graphic-properties draw:stroke="none" draw:fill="none" draw:fill-color="#ffffff" draw:textarea-horizontal-align="left" draw:textarea-vertical-align="top" draw:auto-grow-height="false" fo:padding-top="0.035cm" fo:padding-bottom="0.035cm" fo:padding-left="0.035cm" fo:padding-right="0.035cm" fo:wrap-option="wrap" draw:shadow="hidden"/>
    </style:style>
    <style:style style:name="gr4" style:family="graphic" style:parent-style-name="standard">
      <style:graphic-properties draw:stroke="solid" svg:stroke-width="0.071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5" style:family="graphic" style:parent-style-name="standard" style:list-style-name="L2">
      <style:graphic-properties draw:stroke="none" draw:fill="none" draw:fill-color="#ffffff" draw:textarea-horizontal-align="left" draw:textarea-vertical-align="top" draw:auto-grow-height="false" fo:padding-top="0.035cm" fo:padding-bottom="0.035cm" fo:padding-left="0.035cm" fo:padding-right="0.035cm" fo:wrap-option="wrap" draw:shadow="hidden"/>
    </style:style>
    <style:style style:name="gr6" style:family="graphic" style:parent-style-name="standard">
      <style:graphic-properties draw:stroke="none" draw:fill="none" draw:fill-color="#ffffff" draw:textarea-horizontal-align="left" draw:textarea-vertical-align="top" draw:auto-grow-height="false" fo:padding-top="0.035cm" fo:padding-bottom="0.035cm" fo:padding-left="0.035cm" fo:padding-right="0.035cm" fo:wrap-option="wrap" draw:shadow="hidden"/>
    </style:style>
    <style:style style:name="P1" style:family="paragraph">
      <style:paragraph-properties fo:text-align="center" style:writing-mode="lr-tb"/>
      <style:text-properties fo:font-size="24pt"/>
    </style:style>
    <style:style style:name="P2" style:family="paragraph">
      <style:paragraph-properties style:writing-mode="lr-tb"/>
    </style:style>
    <style:style style:name="P3" style:family="paragraph">
      <style:paragraph-properties fo:margin-left="0cm" fo:margin-right="0cm" fo:text-indent="0cm" style:punctuation-wrap="simple" style:line-break="normal"/>
    </style:style>
    <style:style style:name="P4" style:family="paragraph">
      <style:paragraph-properties text:enable-numbering="false" fo:margin-left="0cm" fo:margin-right="0cm" fo:text-indent="0cm" style:punctuation-wrap="simple" style:line-break="normal" style:writing-mode="lr-tb"/>
    </style:style>
    <style:style style:name="P5" style:family="paragraph">
      <style:paragraph-properties fo:margin-left="0cm" fo:margin-right="0cm" fo:text-align="center" fo:text-indent="0cm" style:punctuation-wrap="simple" style:line-break="normal"/>
    </style:style>
    <style:style style:name="P6" style:family="paragraph">
      <style:paragraph-properties text:enable-numbering="false" fo:margin-left="0cm" fo:margin-right="0cm" fo:text-align="center" fo:text-indent="0cm" style:punctuation-wrap="simple" style:line-break="normal" style:writing-mode="lr-tb"/>
    </style:style>
    <style:style style:name="P7" style:family="paragraph">
      <style:paragraph-properties text:enable-numbering="false" fo:margin-left="0cm" fo:margin-right="0cm" fo:text-indent="0cm" style:punctuation-wrap="simple" style:line-break="normal" style:writing-mode="lr-tb"/>
      <style:text-properties fo:font-size="15pt"/>
    </style:style>
    <style:style style:name="P8" style:family="paragraph">
      <style:paragraph-properties text:enable-numbering="false" fo:margin-left="0cm" fo:margin-right="0cm" fo:text-indent="0cm" style:punctuation-wrap="simple" style:line-break="normal" style:writing-mode="lr-tb"/>
      <style:text-properties fo:font-size="16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6pt" style:font-size-asian="12pt" style:font-size-complex="12pt"/>
    </style:style>
    <style:style style:name="T3" style:family="text">
      <style:text-properties fo:color="#000000" fo:font-size="16pt" style:font-size-asian="12pt" style:font-size-complex="12pt"/>
    </style:style>
    <style:style style:name="T4" style:family="text">
      <style:text-properties fo:color="#d92727" fo:font-size="16pt" fo:font-weight="bold" style:font-size-asian="12pt" style:font-size-complex="12pt"/>
    </style:style>
    <style:style style:name="T5" style:family="text">
      <style:text-properties fo:color="#d92727" style:text-position="-25% 58%" fo:font-size="16pt" fo:font-weight="bold" style:font-size-asian="12pt" style:font-size-complex="12pt"/>
    </style:style>
    <style:style style:name="T6" style:family="text">
      <style:text-properties fo:color="#000000" fo:font-size="16pt" fo:font-weight="bold" style:font-size-asian="12pt" style:font-size-complex="12pt"/>
    </style:style>
    <style:style style:name="T7" style:family="text">
      <style:text-properties fo:color="#0000cc" fo:font-size="16pt" fo:font-weight="bold" style:font-size-asian="12pt" style:font-size-complex="12pt"/>
    </style:style>
    <style:style style:name="T8" style:family="text">
      <style:text-properties fo:color="#0000cc" style:text-position="-25% 58%" fo:font-size="16pt" fo:font-weight="bold" style:font-size-asian="12pt" style:font-size-complex="12pt"/>
    </style:style>
    <style:style style:name="T9" style:family="text">
      <style:text-properties fo:color="#000000" style:text-position="-25% 58%" fo:font-size="16pt" fo:font-weight="bold" style:font-size-asian="12pt" style:font-size-complex="12pt"/>
    </style:style>
    <style:style style:name="T10" style:family="text">
      <style:text-properties fo:color="#000000" fo:font-size="12pt" style:font-size-asian="12pt" style:font-size-complex="12pt"/>
    </style:style>
    <style:style style:name="T11" style:family="text">
      <style:text-properties fo:color="#d92727" fo:font-size="16pt" style:font-size-asian="12pt" style:font-size-complex="12pt"/>
    </style:style>
    <style:style style:name="T12" style:family="text">
      <style:text-properties fo:color="#d92727" style:text-position="-25% 58%" fo:font-size="16pt" style:font-size-asian="12pt" style:font-size-complex="12pt"/>
    </style:style>
    <style:style style:name="T13" style:family="text">
      <style:text-properties fo:color="#d92727" fo:font-size="16pt" fo:font-style="italic" fo:font-weight="bold" style:font-size-asian="12pt" style:font-size-complex="12pt"/>
    </style:style>
    <style:style style:name="T14" style:family="text">
      <style:text-properties fo:color="#0000cc" fo:font-size="16pt" style:font-size-asian="12pt" style:font-size-complex="12pt"/>
    </style:style>
    <style:style style:name="T15" style:family="text">
      <style:text-properties fo:color="#0000cc" style:text-position="-25% 58%" fo:font-size="16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drawing>
      <draw:page draw:name="page1" draw:style-name="dp1" draw:master-page-name="figure">
        <draw:line draw:style-name="gr1" draw:text-style-name="P1" draw:layer="layout" svg:x1="10.854cm" svg:y1="2.912cm" svg:x2="10.854cm" svg:y2="5.875cm">
          <text:p/>
        </draw:line>
        <draw:custom-shape draw:style-name="gr2" draw:text-style-name="P2" draw:layer="layout" svg:width="17.05cm" svg:height="1.217cm" svg:x="6.296cm" svg:y="6.06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7.898cm" svg:height="0.81cm" svg:x="6.539cm" svg:y="6.297cm">
          <text:p text:style-name="P3"><text:span text:style-name="T1"><text:s/></text:span><text:span text:style-name="T2">DB</text:span><text:span text:style-name="T3">: <text:s text:c="4"/></text:span><text:span text:style-name="T4">R</text:span><text:span text:style-name="T5">1</text:span><text:span text:style-name="T4">(X)</text:span><text:span text:style-name="T6"> </text:span><text:span text:style-name="T7">R</text:span><text:span text:style-name="T8">2</text:span><text:span text:style-name="T7">(X) W</text:span><text:span text:style-name="T8">2</text:span><text:span text:style-name="T7">(X)</text:span><text:span text:style-name="T6"> </text:span><text:span text:style-name="T4">R</text:span><text:span text:style-name="T5">1</text:span><text:span text:style-name="T4">(Y) W</text:span><text:span text:style-name="T5">1</text:span><text:span text:style-name="T4">(X)</text:span><text:span text:style-name="T6"> </text:span><text:span text:style-name="T7">W</text:span><text:span text:style-name="T8">2</text:span><text:span text:style-name="T7">(Y)</text:span><text:span text:style-name="T6"> </text:span><text:span text:style-name="T4">commit</text:span><text:span text:style-name="T5">1</text:span><text:span text:style-name="T9"> </text:span><text:span text:style-name="T7">commit</text:span><text:span text:style-name="T8">2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9.495cm" svg:height="1.314cm" svg:x="3.848cm" svg:y="0.138cm">
          <text:p text:style-name="P5"><text:span text:style-name="T10"><text:s/></text:span><text:span text:style-name="T11">T</text:span><text:span text:style-name="T12">1</text:span><text:span text:style-name="T11">:</text:span><text:span text:style-name="T3"> <text:s text:c="4"/></text:span><text:span text:style-name="T4">R</text:span><text:span text:style-name="T5">1</text:span><text:span text:style-name="T4">(X) <text:s/>R</text:span><text:span text:style-name="T5">1</text:span><text:span text:style-name="T4">(Y) <text:s/>W</text:span><text:span text:style-name="T5">1</text:span><text:span text:style-name="T4">(X)</text:span><text:span text:style-name="T13"> </text:span><text:span text:style-name="T4">commit</text:span><text:span text:style-name="T5">1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1.728cm" svg:height="0.877cm" svg:x="2.173cm" svg:y="0.36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9.491cm" svg:height="1.314cm" svg:x="4.123cm" svg:y="1.608cm">
          <text:p text:style-name="P3"><text:span text:style-name="T2"><text:s/></text:span><text:span text:style-name="T14">T</text:span><text:span text:style-name="T15">2</text:span><text:span text:style-name="T14">:</text:span><text:span text:style-name="T3"> <text:s text:c="4"/></text:span><text:span text:style-name="T7">R</text:span><text:span text:style-name="T8">2</text:span><text:span text:style-name="T7">(X) W</text:span><text:span text:style-name="T8">2</text:span><text:span text:style-name="T7">(X) W</text:span><text:span text:style-name="T8">2</text:span><text:span text:style-name="T7">(Y) <text:s/>commit</text:span><text:span text:style-name="T8">2</text:span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6.857cm" svg:height="0.877cm" svg:x="7.044cm" svg:y="1.635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draw:marker draw:name="Arrowheads_20_9" draw:display-name="Arrowheads 9" svg:viewBox="0 0 1059 1059" svg:d="m529 0 530 1059h-1059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4cm" fo:page-height="1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figur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 grddl:transformation="http://docs.oasis-open.org/office/1.2/xslt/odf2rdf.xsl">
  <office:meta>
    <meta:creation-date>2011-11-27T11:53:09</meta:creation-date>
    <meta:editing-duration>PT2M17S</meta:editing-duration>
    <meta:editing-cycles>3</meta:editing-cycles>
    <meta:generator>OpenOffice.org/3.3$Unix OpenOffice.org_project/330m20$Build-9567</meta:generator>
    <meta:initial-creator>Alberto Montresor</meta:initial-creator>
    <dc:date>2011-11-27T11:55:26</dc:date>
    <dc:creator>Alberto Montresor</dc:creator>
    <meta:document-statistic meta:object-count="7"/>
  </office:meta>
</office:document-meta>
</file>